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8695" officeooo:paragraph-rsid="001b86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 How to find middle element of linked list in one pass?</text:p>
      <text:p text:style-name="P1"/>
      <text:p text:style-name="P1">One of the most popular question from data structures and algorithm, mostly asked on telephonic interview. Since many programmer know that, in order to find length of linked list we need to first traverse through linked list till we find last node, which is pointing to null, and then in second pass we can find middle element by traversing only half of length. They get confused when interviewer ask him to do same job in one pass. In order to find middle element of linked list in one pass, you need to maintain two-pointer, one increment at each node while other increments after two nodes at a time, by having this arrangement, when first pointer reaches end, second pointer will point to middle element of linked list. See this trick to find middle element of linked list in single pass for more details.</text:p>
      <text:p text:style-name="P1"/>
      <text:p text:style-name="P1"/>
      <text:p text:style-name="P1">Question 2: How to find if linked list has a loop ?</text:p>
      <text:p text:style-name="P1"/>
      <text:p text:style-name="P1">This question has bit of similarity with earlier algorithm and data structure interview question. I mean we can use two pointer approach to solve this problem. If we maintain two pointers, and we increment one pointer after processing two nodes and other after processing every node, we are likely to find a situation where both the pointers will be pointing to same node. This will only happen if linked list has loop.</text:p>
      <text:p text:style-name="P1"/>
      <text:p text:style-name="P1"/>
      <text:p text:style-name="P1">Question 3 : How to find 3rd element from end in a linked list in one pass?</text:p>
      <text:p text:style-name="P1"/>
      <text:p text:style-name="P1">This is another frequently asked linked list interview question. This question is exactly similar to finding middle element of linked list in single pass. If we apply same trick of maintaining two pointers and increment other pointer, when first has moved up to 3rd element, than when first pointer reaches to the end of linked list, second pointer will be pointing to the 3rd element from last in a linked list.</text:p>
      <text:p text:style-name="P1"/>
      <text:p text:style-name="P1"/>
      <text:p text:style-name="P1"/>
      <text:p text:style-name="P1">Question 4: In an integer array, there is 1 to 100 number, out of one is duplicate, how to find?</text:p>
      <text:p text:style-name="P1"/>
      <text:p text:style-name="P1">This is a rather simple data structures question, especially for this kind of. In this case you can simply add all numbers stored in array, and total sum should be equal to n(n+1)/2. Now just subtract actual sum to expected sum, and that is your duplicate number. Of course there is a brute force way of checking each number against all other numbers, but that will result in performance of O(n^2) which is not good. By the way this trick will not work if array have multiple duplicates or its not numbers forming arithmetic progression. Here is example of one way to find duplicate number in array.</text:p>
      <text:p text:style-name="P1"/>
      <text:p text:style-name="P1">Question 8: What is the difference between Stack and Queue data structure?</text:p>
      <text:p text:style-name="P1"/>
      <text:p text:style-name="P1">One of the classical data structure interviews question. I guess every one know, No? Any way main difference is that Stack is LIFO(Last In First Out) data structure while Queue is a FIFO(First In First Out) data structure.</text:p>
      <text:p text:style-name="P1"/>
      <text:p text:style-name="P1"/>
      <text:p text:style-name="P1">Question 10 : What is difference between Singly Linked List and Doubly Linked List data structure?</text:p>
      <text:p text:style-name="P1"/>
      <text:p text:style-name="P1"><text:soft-page-break/>This is another classical interview question on data structure, mostly asked on telephonic rounds. Main difference between singly linked list and doubly linked list is ability to traverse. In a single linked list, node only points towards next node, and there is no pointer to previous node, which means you can not traverse back on a singly linked list. On the other hand doubly linked list maintains two pointers, towards next and previous node, which allows you to navigate in both direction in any linked lis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6:23:44.126303751</meta:creation-date>
    <meta:generator>LibreOffice/4.2.4.2$Linux_X86_64 LibreOffice_project/420m0$Build-2</meta:generator>
    <dc:date>2016-03-15T16:27:44.301851993</dc:date>
    <meta:editing-duration>P0D</meta:editing-duration>
    <meta:editing-cycles>1</meta:editing-cycles>
    <meta:document-statistic meta:table-count="0" meta:image-count="0" meta:object-count="0" meta:page-count="2" meta:paragraph-count="12" meta:word-count="607" meta:character-count="3435" meta:non-whitespace-character-count="2840"/>
  </office:meta>
</office:document-meta>
</file>